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4.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1.0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6.31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1.668cm"/>
    </style:style>
    <style:style style:name="gr13" style:family="graphic" style:parent-style-name="standard">
      <style:graphic-properties draw:fill="solid" draw:fill-color="#83caff" draw:textarea-vertical-align="middle" draw:auto-grow-height="false" fo:min-height="0.749cm" fo:min-width="0.499cm"/>
    </style:style>
    <style:style style:name="gr1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e6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9cm" fo:min-width="1.786cm"/>
    </style:style>
    <style:style style:name="gr17" style:family="graphic" style:parent-style-name="standard">
      <style:graphic-properties svg:stroke-color="#000000" draw:fill="solid" draw:fill-color="#0066cc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000000" draw:marker-end="Arrow" draw:marker-end-width="0.3cm" draw:fill="none" draw:fill-color="#579d1c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41cm" svg:height="4.953cm" svg:x="1.38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41cm" svg:height="3.937cm" svg:x="1.358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7.041cm" svg:height="3.937cm" svg:x="1.358cm" svg:y="6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33cm" svg:height="3.048cm" svg:x="1.889cm" svg:y="2.27cm"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6.35cm" svg:height="1.343cm" svg:x="1.635cm" svg:y="1.435cm">
          <draw:text-box>
            <text:p>Application layer</text:p>
          </draw:text-box>
        </draw:frame>
        <draw:frame draw:style-name="gr6" draw:layer="layout" svg:width="2.144cm" svg:height="1.233cm" svg:x="1.396cm" svg:y="6.498cm">
          <draw:text-box>
            <text:p>API</text:p>
          </draw:text-box>
        </draw:frame>
        <draw:frame draw:style-name="gr7" draw:layer="layout" svg:width="8.754cm" svg:height="1.001cm" svg:x="1.146cm" svg:y="10.398cm">
          <draw:text-box>
            <text:p>Hardware Abstraction layer</text:p>
          </draw:text-box>
        </draw:frame>
        <draw:custom-shape draw:style-name="gr8" draw:text-style-name="P1" draw:layer="layout" svg:width="3.571cm" svg:height="1.016cm" svg:x="14.599cm" svg:y="12.303cm">
          <text:p text:style-name="P1">Timerlib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7cm" svg:height="1.016cm" svg:x="7.115cm" svg:y="12.303cm">
          <text:p text:style-name="P1">ADC inpu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7cm" svg:height="1.016cm" svg:x="10.915cm" svg:y="12.303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8cm" svg:height="1.143cm" svg:x="7.577cm" svg:y="9.255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3.567cm" svg:height="1.271cm" svg:x="1.475cm" svg:y="7.73cm">
          <text:p text:style-name="P1">Graphic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915cm" svg:height="1.143cm" svg:x="9.994cm" svg:y="7.858cm">
          <text:p text:style-name="P1">Sou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339cm" svg:height="1.143cm" svg:x="5.158cm" svg:y="7.858cm">
          <text:p text:style-name="P1">Mat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03cm" svg:height="1.143cm" svg:x="5.301cm" svg:y="2.397cm">
          <text:p text:style-name="P1">Bal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339cm" svg:height="1.143cm" svg:x="14.139cm" svg:y="7.858cm">
          <text:p text:style-name="P1">Timekeepin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301cm" svg:height="1.142cm" svg:x="3.032cm" svg:y="3.794cm">
          <text:p text:style-name="P1">Strik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03cm" svg:height="1.143cm" svg:x="7.477cm" svg:y="3.794cm">
          <text:p text:style-name="P1">Brick</text:p>
          <draw:enhanced-geometry svg:viewBox="0 0 21600 21600" draw:type="rectangle" draw:enhanced-path="M 0 0 L 21600 0 21600 21600 0 21600 0 0 Z N"/>
        </draw:custom-shape>
        <draw:frame draw:style-name="gr12" draw:layer="layout" svg:width="2.786cm" svg:height="1.001cm" svg:x="2.013cm" svg:y="2.578cm">
          <draw:text-box>
            <text:p>Entities</text:p>
          </draw:text-box>
        </draw:frame>
        <draw:custom-shape draw:style-name="gr13" draw:text-style-name="P1" draw:layer="layout" svg:width="1.267cm" svg:height="1.397cm" svg:x="6.21cm" svg:y="3.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1" draw:layer="layout" svg:width="1.267cm" svg:height="1.397cm" svg:x="5.32cm" svg:y="3.5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" draw:layer="layout" svg:width="4.951cm" svg:height="1.778cm" svg:x="13.067cm" svg:y="4.048cm">
          <text:p text:style-name="P1">State</text:p>
          <text:p text:style-name="P1"><text:s/>manageme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2cm" svg:height="0.889cm" svg:x="12.068cm" svg:y="4.04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035cm" svg:height="2.412cm" svg:x="6.08cm" svg:y="5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5cm" svg:height="2.412cm" svg:x="10.8cm" svg:y="5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5cm" svg:height="3.937cm" svg:x="8.613cm" svg:y="5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5cm" svg:height="2.032cm" svg:x="15.176cm" svg:y="5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3.568cm" svg:height="1.27cm" svg:x="3.087cm" svg:y="9.128cm">
          <text:p text:style-name="P1">EZ8 stdlib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22cm" svg:height="1.016cm" svg:x="2.165cm" svg:y="9.12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" draw:text-style-name="P1" draw:layer="layout" svg:width="1.036cm" svg:height="3.175cm" svg:x="15.521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6cm" svg:height="3.175cm" svg:x="12.412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8cm" svg:height="1.905cm" svg:x="8.842cm" svg:y="10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922cm" svg:height="0.762cm" svg:x="6.655cm" svg:y="9.38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191cm" svg:height="12.827cm" svg:x="18.399cm" svg:y="1.635cm">
          <text:p text:style-name="P1"/>
          <draw:enhanced-geometry svg:viewBox="0 0 21600 21600" draw:type="rectangle" draw:enhanced-path="M 0 0 L 21600 0 21600 21600 0 21600 0 0 Z N"/>
        </draw:custom-shape>
        <draw:frame draw:style-name="gr16" draw:layer="layout" svg:width="2.064cm" svg:height="4.899cm" svg:x="18.526cm" svg:y="1.762cm">
          <draw:text-box draw:corner-radius="7.874cm">
            <text:p>External HW</text:p>
          </draw:text-box>
        </draw:frame>
        <draw:custom-shape draw:style-name="gr17" draw:text-style-name="P1" draw:layer="layout" svg:width="1.905cm" svg:height="2.667cm" svg:x="18.526cm" svg:y="11.668cm">
          <text:p text:style-name="P1">Sound</text:p>
          <text:p text:style-name="P1">proces</text:p>
          <text:p text:style-name="P1">sing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635cm" svg:height="0.889cm" svg:x="12.303cm" svg:y="13.3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572cm" svg:height="0.508cm" svg:x="12.938cm" svg:y="13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1.016cm" svg:x="17.51cm" svg:y="13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xml:id="id1" draw:id="id1" draw:layer="layout" svg:width="2.921cm" svg:height="0.889cm" svg:x="12.303cm" svg:y="2.016cm">
          <text:p text:style-name="P1">Level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035cm" svg:height="2.412cm" svg:x="3.413cm" svg:y="5.3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xml:id="id3" draw:id="id3" draw:layer="layout" svg:width="2.921cm" svg:height="1.524cm" svg:x="15.351cm" svg:y="1.762cm">
          <text:p text:style-name="P1">Back-</text:p>
          <text:p text:style-name="P1">ground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035cm" svg:height="1.143cm" svg:x="13.699cm" svg:y="2.904cm">
          <text:p/>
          <draw:enhanced-geometry svg:viewBox="0 0 21600 21600" draw:text-areas="?f0 0 ?f2 ?f5" draw:mirror-horizontal="tru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5cm" svg:height="0.762cm" svg:x="15.839cm" svg:y="3.286cm">
          <text:p/>
          <draw:enhanced-geometry svg:viewBox="0 0 21600 21600" draw:text-areas="?f0 0 ?f2 ?f5" draw:mirror-horizontal="tru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0" draw:text-style-name="P1" draw:layer="layout" svg:x1="13.763cm" svg:y1="2.016cm" svg:x2="1.475cm" svg:y2="8.365cm" draw:start-shape="id1" draw:start-glue-point="0" draw:end-shape="id2" draw:end-glue-point="3" svg:d="m13763 2016v-502h-12790v6851h502" svg:viewBox="0 0 12791 6852">
          <text:p/>
        </draw:connector>
        <draw:connector draw:style-name="gr20" draw:text-style-name="P1" draw:layer="layout" svg:x1="16.811cm" svg:y1="1.762cm" svg:x2="1.358cm" svg:y2="8.556cm" draw:start-shape="id3" draw:start-glue-point="0" draw:end-shape="id4" draw:end-glue-point="3" svg:d="m16811 1762v-501h-15955v7295h502" svg:viewBox="0 0 15956 72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ans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21:10:13</meta:creation-date>
    <dc:date>2013-06-28T01:33:00</dc:date>
    <meta:editing-duration>PT3H37M13S</meta:editing-duration>
    <meta:editing-cycles>6</meta:editing-cycles>
    <meta:generator>LibreOffice/4.0.4.2$Linux_X86_64 LibreOffice_project/400m0$Build-2</meta:generator>
    <meta:document-statistic meta:object-count="46"/>
  </office:meta>
</office:document-meta>
</file>